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291in" svg:height="4.2917in" svg:x="0.2362in" svg:y="2.5953in">
            <draw:object draw:notify-on-update-of-ranges="Sheet1.A1:Sheet1.A4 Sheet1.B6:Sheet1.B1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vo.hoon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hoon.hoon</text:p>
          </table:table-cell>
          <table:table-cell office:value-type="float" office:value="13868" calcext:value-type="float">
            <text:p>13868</text:p>
          </table:table-cell>
        </table:table-row>
        <table:table-row table:style-name="ro1">
          <table:table-cell office:value-type="string" calcext:value-type="string">
            <text:p>lull.hoon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zuse.hoon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%a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%b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%c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%d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%e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%g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%i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%j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%k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09:46:16.528389024</meta:creation-date>
    <dc:date>2022-07-07T10:00:56.906368738</dc:date>
    <meta:editing-duration>PT4M9S</meta:editing-duration>
    <meta:editing-cycles>1</meta:editing-cycles>
    <meta:document-statistic meta:table-count="1" meta:cell-count="26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ff00"/>
    </style:style>
    <style:style style:name="ch9" style:family="chart">
      <style:chart-properties chart:solid-type="cuboid"/>
      <style:graphic-properties draw:fill-color="#00ff00"/>
    </style:style>
    <style:style style:name="ch10" style:family="chart">
      <style:chart-properties chart:solid-type="cuboid"/>
      <style:graphic-properties draw:fill-color="#00ffff"/>
    </style:style>
    <style:style style:name="ch11" style:family="chart">
      <style:chart-properties chart:solid-type="cuboid"/>
      <style:graphic-properties draw:fill-color="#ff00ff"/>
    </style:style>
    <style:style style:name="ch12" style:family="chart">
      <style:chart-properties chart:solid-type="cuboid"/>
      <style:graphic-properties draw:fill-color="#0000ff"/>
    </style:style>
    <style:style style:name="ch13" style:family="chart">
      <style:chart-properties chart:solid-type="cuboid"/>
      <style:graphic-properties draw:fill-color="#ff0000"/>
    </style:style>
    <style:style style:name="ch14" style:family="chart">
      <style:chart-properties chart:solid-type="cuboid"/>
      <style:graphic-properties draw:fill-color="#808000"/>
    </style:style>
    <style:style style:name="ch15" style:family="chart">
      <style:chart-properties chart:solid-type="cuboid"/>
      <style:graphic-properties draw:fill-color="#008000"/>
    </style:style>
    <style:style style:name="ch16" style:family="chart">
      <style:chart-properties chart:solid-type="cuboid"/>
      <style:graphic-properties draw:fill-color="#008080"/>
    </style:style>
    <style:style style:name="ch1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8" style:family="chart">
      <style:chart-properties chart:solid-type="cuboid"/>
      <style:graphic-properties draw:fill-color="#c0c0c0"/>
    </style:style>
    <style:style style:name="ch19" style:family="chart">
      <style:chart-properties chart:solid-type="cuboid"/>
      <style:graphic-properties draw:fill-color="#000080"/>
    </style:style>
    <style:style style:name="ch20" style:family="chart">
      <style:chart-properties chart:solid-type="cuboid"/>
      <style:graphic-properties draw:fill-color="#800000"/>
    </style:style>
    <style:style style:name="ch21" style:family="chart">
      <style:chart-properties chart:solid-type="cuboid"/>
      <style:graphic-properties draw:fill-color="#808080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4.553cm" svg:height="10.902cm" xlink:href=".." xlink:type="simple" chart:class="chart:ring" chart:column-mapping="0" chart:style-name="ch1">
        <chart:title svg:x="6.32cm" svg:y="0.354cm" chart:style-name="ch2">
          <text:p>Urbit OS</text:p>
        </chart:title>
        <chart:plot-area chart:style-name="ch3" table:cell-range-address="Sheet1.A1:Sheet1.B4 Sheet1.B6:Sheet1.B14" chart:data-source-has-labels="column" svg:x="0.291cm" svg:y="1.377cm" svg:width="13.971cm" svg:height="9.307cm">
          <chart:coordinate-region svg:x="2.623cm" svg:y="1.378cm" svg:width="9.306cm" svg:height="9.306cm"/>
          <chart:axis chart:dimension="x" chart:name="primary-x" chart:style-name="ch4" chartooo:axis-type="auto">
            <chartooo:date-scale/>
            <chart:categories table:cell-range-address="Sheet1.A1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Sheet1.B1:Sheet1.B4" chart:class="chart:circle"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rvo.hoon</text:p>
                <draw:g>
                  <svg:desc>Sheet1.A1:Sheet1.A4</svg:desc>
                </draw:g>
              </table:table-cell>
              <table:table-cell office:value-type="float" office:value="3452">
                <text:p>3452</text:p>
                <draw:g>
                  <svg:desc>Sheet1.B6:Sheet1.B14</svg:desc>
                </draw:g>
              </table:table-cell>
              <table:table-cell office:value-type="float" office:value="1968">
                <text:p>1968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hoon.hoon</text:p>
              </table:table-cell>
              <table:table-cell office:value-type="float" office:value="383">
                <text:p>383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lull.hoon</text:p>
              </table:table-cell>
              <table:table-cell office:value-type="float" office:value="5532">
                <text:p>553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zuse.hoon</text:p>
              </table:table-cell>
              <table:table-cell office:value-type="float" office:value="473">
                <text:p>473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/>
              <table:table-cell office:value-type="float" office:value="2629">
                <text:p>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